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Liberation Serif" fo:font-size="12pt" officeooo:rsid="0016c149" officeooo:paragraph-rsid="0016c149" style:font-size-asian="12pt" style:font-size-complex="12pt"/>
    </style:style>
    <style:style style:name="P2" style:family="paragraph" style:parent-style-name="Standard">
      <style:paragraph-properties fo:line-height="150%"/>
      <style:text-properties style:font-name="Liberation Serif" fo:font-size="12pt" officeooo:rsid="0017221c" officeooo:paragraph-rsid="0017221c" style:font-size-asian="12pt" style:font-size-complex="12pt"/>
    </style:style>
    <style:style style:name="P3" style:family="paragraph" style:parent-style-name="Standard">
      <style:paragraph-properties fo:line-height="150%"/>
      <style:text-properties style:font-name="Liberation Serif" fo:font-size="12pt" officeooo:rsid="0034364d" officeooo:paragraph-rsid="0017221c" style:font-size-asian="12pt" style:font-size-complex="12pt"/>
    </style:style>
    <style:style style:name="P4" style:family="paragraph" style:parent-style-name="Standard">
      <style:paragraph-properties fo:line-height="150%"/>
      <style:text-properties style:font-name="Liberation Serif" fo:font-size="12pt" officeooo:rsid="002d197f" officeooo:paragraph-rsid="0017221c" style:font-size-asian="12pt" style:font-size-complex="12pt"/>
    </style:style>
    <style:style style:name="P5" style:family="paragraph" style:parent-style-name="Standard">
      <style:paragraph-properties fo:line-height="150%"/>
      <style:text-properties style:font-name="Liberation Serif" fo:font-size="12pt" officeooo:rsid="002d197f" officeooo:paragraph-rsid="001dc565" style:font-size-asian="12pt" style:font-size-complex="12pt"/>
    </style:style>
    <style:style style:name="P6" style:family="paragraph" style:parent-style-name="Standard">
      <style:paragraph-properties fo:line-height="150%"/>
      <style:text-properties style:font-name="Liberation Serif" fo:font-size="12pt" officeooo:rsid="002e0023" officeooo:paragraph-rsid="0017221c" style:font-size-asian="12pt" style:font-size-complex="12pt"/>
    </style:style>
    <style:style style:name="P7" style:family="paragraph" style:parent-style-name="Standard">
      <style:paragraph-properties fo:line-height="150%"/>
      <style:text-properties style:font-name="Liberation Serif" fo:font-size="12pt" officeooo:rsid="002e0023" officeooo:paragraph-rsid="001a39ed" style:font-size-asian="12pt" style:font-size-complex="12pt"/>
    </style:style>
    <style:style style:name="P8" style:family="paragraph" style:parent-style-name="Standard">
      <style:paragraph-properties fo:line-height="150%"/>
      <style:text-properties style:font-name="Liberation Serif" fo:font-size="12pt" officeooo:rsid="0035d333" officeooo:paragraph-rsid="0017221c" style:font-size-asian="12pt" style:font-size-complex="12pt"/>
    </style:style>
    <style:style style:name="P9" style:family="paragraph" style:parent-style-name="Standard">
      <style:paragraph-properties fo:line-height="150%"/>
      <style:text-properties style:font-name="Liberation Serif" fo:font-size="12pt" officeooo:rsid="00379593" officeooo:paragraph-rsid="0017221c" style:font-size-asian="12pt" style:font-size-complex="12pt"/>
    </style:style>
    <style:style style:name="P10" style:family="paragraph" style:parent-style-name="Standard">
      <style:paragraph-properties fo:line-height="150%"/>
      <style:text-properties style:font-name="Liberation Serif" fo:font-size="12pt" officeooo:paragraph-rsid="0017221c" style:font-size-asian="12pt" style:font-size-complex="12pt"/>
    </style:style>
    <style:style style:name="P11" style:family="paragraph" style:parent-style-name="Standard">
      <style:paragraph-properties fo:line-height="150%"/>
      <style:text-properties style:font-name="Liberation Serif" fo:font-size="12pt" officeooo:rsid="002ee325" officeooo:paragraph-rsid="0017221c" style:font-size-asian="12pt" style:font-size-complex="12pt"/>
    </style:style>
    <style:style style:name="P12" style:family="paragraph" style:parent-style-name="Standard">
      <style:paragraph-properties fo:line-height="150%"/>
      <style:text-properties style:font-name="Liberation Serif" fo:font-size="12pt" officeooo:rsid="001812e7" officeooo:paragraph-rsid="001812e7" style:font-size-asian="12pt" style:font-size-complex="12pt"/>
    </style:style>
    <style:style style:name="P13" style:family="paragraph" style:parent-style-name="Standard">
      <style:paragraph-properties fo:line-height="150%"/>
      <style:text-properties style:font-name="Liberation Serif" fo:font-size="12pt" officeooo:rsid="0031f25d" officeooo:paragraph-rsid="0017221c" style:font-size-asian="12pt" style:font-size-complex="12pt"/>
    </style:style>
    <style:style style:name="P14" style:family="paragraph" style:parent-style-name="Standard">
      <style:paragraph-properties fo:line-height="150%"/>
      <style:text-properties style:font-name="Liberation Serif" fo:font-size="12pt" officeooo:rsid="001ac239" officeooo:paragraph-rsid="001ac239" style:font-size-asian="12pt" style:font-size-complex="12pt"/>
    </style:style>
    <style:style style:name="P15" style:family="paragraph" style:parent-style-name="Standard">
      <style:paragraph-properties fo:line-height="150%"/>
      <style:text-properties style:font-name="Liberation Serif" fo:font-size="12pt" fo:font-style="normal" fo:font-weight="normal" officeooo:rsid="001812e7" officeooo:paragraph-rsid="001812e7" style:font-size-asian="12pt" style:font-style-asian="normal" style:font-weight-asian="normal" style:font-size-complex="12pt"/>
    </style:style>
    <style:style style:name="P16" style:family="paragraph" style:parent-style-name="Standard">
      <style:paragraph-properties fo:line-height="150%"/>
      <style:text-properties officeooo:paragraph-rsid="001dc565"/>
    </style:style>
    <style:style style:name="P17" style:family="paragraph" style:parent-style-name="Standard">
      <style:paragraph-properties fo:line-height="150%"/>
      <style:text-properties style:font-name="Liberation Serif" fo:font-size="12pt" officeooo:rsid="001a39ed" officeooo:paragraph-rsid="001dc565" style:font-size-asian="12pt" style:font-size-complex="12pt"/>
    </style:style>
    <style:style style:name="P18" style:family="paragraph" style:parent-style-name="Standard">
      <style:paragraph-properties fo:line-height="150%"/>
      <style:text-properties style:font-name="Liberation Serif" fo:font-size="12pt" officeooo:rsid="0016c149" officeooo:paragraph-rsid="0016c149" style:font-size-asian="12pt" style:font-size-complex="12pt"/>
    </style:style>
    <style:style style:name="T1" style:family="text">
      <style:text-properties officeooo:rsid="003c9293"/>
    </style:style>
    <style:style style:name="T2" style:family="text">
      <style:text-properties officeooo:rsid="003e8947"/>
    </style:style>
    <style:style style:name="T3" style:family="text">
      <style:text-properties officeooo:rsid="00401640"/>
    </style:style>
    <style:style style:name="T4" style:family="text">
      <style:text-properties officeooo:rsid="00379593"/>
    </style:style>
    <style:style style:name="T5" style:family="text">
      <style:text-properties officeooo:rsid="0031f25d"/>
    </style:style>
    <style:style style:name="T6" style:family="text">
      <style:text-properties fo:font-style="normal" fo:font-weight="normal" style:font-style-asian="normal" style:font-weight-asian="normal"/>
    </style:style>
    <style:style style:name="T7" style:family="text">
      <style:text-properties officeooo:rsid="001a39ed"/>
    </style:style>
    <style:style style:name="T8" style:family="text">
      <style:text-properties officeooo:rsid="001ac239"/>
    </style:style>
    <style:style style:name="T9" style:family="text">
      <style:text-properties officeooo:rsid="001dc565"/>
    </style:style>
    <style:style style:name="T10" style:family="text">
      <style:text-properties style:font-name="Liberation Serif" fo:font-size="12pt" officeooo:rsid="001dc565" style:font-size-asian="12pt" style:font-size-complex="12pt"/>
    </style:style>
    <style:style style:name="T11" style:family="text">
      <style:text-properties style:font-name="Liberation Serif" fo:font-size="12pt" officeooo:rsid="001a39ed" style:font-size-asian="12pt" style:font-size-complex="12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uler’s Prime Sum</text:p>
      <text:p text:style-name="P1"/>
      <text:p text:style-name="P2">In the chapter, Euler’<text:span text:style-name="T1">s</text:span> Zeta Function, we got the result:</text:p>
      <text:p text:style-name="P2"><draw:frame draw:style-name="fr1" draw:name="Object3" text:anchor-type="as-char" svg:y="-0.699cm" svg:width="12.982cm" svg:height="1.685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3"><text:span text:style-name="T3">Taking logs of both sides</text:span>:</text:p>
      <text:p text:style-name="P4"><draw:frame draw:style-name="fr1" draw:name="Object10" text:anchor-type="as-char" svg:y="-0.699cm" svg:width="14.145cm" svg:height="1.685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3">So:</text:p>
      <text:p text:style-name="P6"><draw:frame draw:style-name="fr1" draw:name="Object20" text:anchor-type="as-char" svg:y="-0.713cm" svg:width="4.38cm" svg:height="1.699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*</text:p>
      <text:p text:style-name="P3">Now:</text:p>
      <text:p text:style-name="P5"><draw:frame draw:style-name="fr1" draw:name="Object12" text:anchor-type="as-char" svg:y="-0.699cm" svg:width="3.542cm" svg:height="1.685cm" draw:z-index="3"><draw:object xlink:href="./Object 5" xlink:type="simple" xlink:show="embed" xlink:actuate="onLoad"/><draw:image xlink:href="./ObjectReplacements/Object 5" xlink:type="simple" xlink:show="embed" xlink:actuate="onLoad"/><svg:desc>formula</svg:desc></draw:frame>So<draw:frame draw:style-name="fr1" draw:name="Object14" text:anchor-type="as-char" svg:y="-0.699cm" svg:width="4.337cm" svg:height="1.685cm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7">So we can write * as:</text:p>
      <text:p text:style-name="P5"><text:span text:style-name="T7"><draw:frame draw:style-name="fr1" draw:name="Object2" text:anchor-type="as-char" svg:y="-0.713cm" svg:width="4.614cm" svg:height="1.141cm" draw:z-index="15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7">**</text:span></text:p>
      <text:p text:style-name="P3">Now:</text:p>
      <text:p text:style-name="P6"><draw:frame draw:style-name="fr1" draw:name="Object22" text:anchor-type="as-char" svg:y="-0.619cm" svg:width="5.997cm" svg:height="0.998cm" draw:z-index="5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2">this is the</text:span> Maclaurin series</text:p>
      <text:p text:style-name="P7"><text:span text:style-name="T7">Put</text:span><text:span text:style-name="T7"><draw:frame draw:style-name="fr1" draw:name="Object4" text:anchor-type="as-char" svg:y="-0.619cm" svg:width="1.453cm" svg:height="0.998cm" draw:z-index="16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7"><text:span text:style-name="T7">We get:</text:span><text:tab/><text:tab/><text:tab/><text:tab/> </text:p>
      <text:p text:style-name="P6"><text:s/><draw:frame draw:style-name="fr1" draw:name="Object15" text:anchor-type="as-char" svg:y="-0.672cm" svg:width="6.914cm" svg:height="1.109cm" draw:z-index="6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7">So</text:span><text:span text:style-name="T7"><draw:frame draw:style-name="fr1" draw:name="Object5" text:anchor-type="as-char" svg:y="-0.672cm" svg:width="6.692cm" svg:height="1.109cm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3">So <text:span text:style-name="T9">we can write ** as:</text:span></text:p>
      <text:p text:style-name="P6"><draw:frame draw:style-name="fr1" draw:name="Object19" text:anchor-type="as-char" svg:y="-0.713cm" svg:width="7.059cm" svg:height="1.205cm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8">So:</text:p>
      <text:p text:style-name="P8"><draw:frame draw:style-name="fr1" draw:name="Object27" text:anchor-type="as-char" svg:y="-0.713cm" svg:width="7.863cm" svg:height="1.205cm" draw:z-index="8"><draw:object xlink:href="./Object 11" xlink:type="simple" xlink:show="embed" xlink:actuate="onLoad"/><draw:image xlink:href="./ObjectReplacements/Object 11" xlink:type="simple" xlink:show="embed" xlink:actuate="onLoad"/><svg:desc>formula</svg:desc></draw:frame>***</text:p>
      <text:p text:style-name="P9"/>
      <text:p text:style-name="P9">Consider:</text:p>
      <text:p text:style-name="P9"><text:soft-page-break/><draw:frame draw:style-name="fr1" draw:name="Object33" text:anchor-type="as-char" svg:y="-0.674cm" svg:width="4.835cm" svg:height="1.166cm" draw:z-index="9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1"/>
      <text:p text:style-name="P11">N<text:span text:style-name="T4">ow:</text:span></text:p>
      <text:p text:style-name="P11"><draw:frame draw:style-name="fr1" draw:name="Object26" text:anchor-type="as-char" svg:y="-1.318cm" svg:width="10.913cm" svg:height="2.33cm" draw:z-index="10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3">So:</text:p>
      <text:p text:style-name="P3"><draw:frame draw:style-name="fr1" draw:name="Object23" text:anchor-type="as-char" svg:y="-0.713cm" svg:width="16.847cm" svg:height="1.205cm" draw:z-index="11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6"><text:span text:style-name="T11">L</text:span><text:span text:style-name="T10">ook at *** again:</text:span></text:p>
      <text:p text:style-name="P12"><draw:frame draw:style-name="fr1" draw:name="Object6" text:anchor-type="as-char" svg:y="-0.713cm" svg:width="7.863cm" svg:height="1.205cm" draw:z-index="18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14">We know:</text:p>
      <text:p text:style-name="P14"><draw:frame draw:style-name="fr1" draw:name="Object7" text:anchor-type="as-char" svg:y="-0.713cm" svg:width="1.462cm" svg:height="1.139cm" draw:z-index="19"><draw:object xlink:href="./Object 18" xlink:type="simple" xlink:show="embed" xlink:actuate="onLoad"/><draw:image xlink:href="./ObjectReplacements/Object 18" xlink:type="simple" xlink:show="embed" xlink:actuate="onLoad"/><svg:desc>formula</svg:desc></draw:frame>diverges.</text:p>
      <text:p text:style-name="P12"><text:span text:style-name="T8">We have just shown that</text:span>:</text:p>
      <text:p text:style-name="P13"><text:span text:style-name="T4"><draw:frame draw:style-name="fr1" draw:name="Object24" text:anchor-type="as-char" svg:y="-0.674cm" svg:width="4.835cm" svg:height="1.166cm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4">converges.</text:span></text:p>
      <text:p text:style-name="P12">So <text:span text:style-name="T8">we can deduce</text:span> that:</text:p>
      <text:p text:style-name="P10"><text:span text:style-name="T5"><draw:frame draw:style-name="fr1" draw:name="Object25" text:anchor-type="as-char" svg:y="-0.619cm" svg:width="1.355cm" svg:height="1.048cm" draw:z-index="13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5">diverges.</text:span></text:p>
      <text:p text:style-name="P12">So:</text:p>
      <text:p text:style-name="P12"><text:span text:style-name="T6"><draw:frame draw:style-name="fr1" draw:name="Object1" text:anchor-type="as-char" svg:y="-0.619cm" svg:width="6.92cm" svg:height="0.998cm" draw:z-index="14"><draw:object xlink:href="./Object 2" xlink:type="simple" xlink:show="embed" xlink:actuate="onLoad"/><draw:image xlink:href="./ObjectReplacements/Object 2" xlink:type="simple" xlink:show="embed" xlink:actuate="onLoad"/></draw:frame></text:span><text:span text:style-name="T6">diverges. Astonishing!</text:span></text:p>
      <text:p text:style-name="P15"/>
      <text:p text:style-name="P12"/>
      <text:p text:style-name="P1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24T11:39:41.846000000</meta:creation-date>
    <dc:date>2023-04-11T14:09:51.645000000</dc:date>
    <meta:editing-duration>PT31M30S</meta:editing-duration>
    <meta:editing-cycles>8</meta:editing-cycles>
    <meta:generator>LibreOffice/6.3.5.2$Windows_X86_64 LibreOffice_project/dd0751754f11728f69b42ee2af66670068624673</meta:generator>
    <meta:document-statistic meta:table-count="0" meta:image-count="0" meta:object-count="20" meta:page-count="2" meta:paragraph-count="36" meta:word-count="72" meta:character-count="352" meta:non-whitespace-character-count="303"/>
  </office:meta>
</office:document-meta>
</file>

<file path=Object 1/content.xml><?xml version="1.0" encoding="utf-8"?>
<math xmlns="http://www.w3.org/1998/Math/MathML" display="block">
  <semantics>
    <mrow>
      <mrow>
        <mo fence="true" stretchy="true">(</mo>
        <mrow>
          <mfrac>
            <mn>1</mn>
            <mrow>
              <mn>1</mn>
              <mo stretchy="false">−</mo>
              <mfrac>
                <mn>1</mn>
                <mn>2</mn>
              </mfrac>
            </mrow>
          </mfrac>
        </mrow>
        <mo fence="true" stretchy="true">)</mo>
      </mrow>
      <mrow>
        <mo fence="true" stretchy="true">(</mo>
        <mrow>
          <mfrac>
            <mn>1</mn>
            <mrow>
              <mn>1</mn>
              <mo stretchy="false">−</mo>
              <mfrac>
                <mn>1</mn>
                <mn>3</mn>
              </mfrac>
            </mrow>
          </mfrac>
        </mrow>
        <mo fence="true" stretchy="true">)</mo>
      </mrow>
      <mrow>
        <mo fence="true" stretchy="true">(</mo>
        <mrow>
          <mfrac>
            <mn>1</mn>
            <mrow>
              <mn>1</mn>
              <mo stretchy="false">−</mo>
              <mfrac>
                <mn>1</mn>
                <mn>5</mn>
              </mfrac>
            </mrow>
          </mfrac>
        </mrow>
        <mo fence="true" stretchy="true">)</mo>
      </mrow>
      <mrow>
        <mo fence="true" stretchy="true">(</mo>
        <mrow>
          <mfrac>
            <mn>1</mn>
            <mrow>
              <mn>1</mn>
              <mo stretchy="false">−</mo>
              <mfrac>
                <mn>1</mn>
                <mn>7</mn>
              </mfrac>
            </mrow>
          </mfrac>
        </mrow>
        <mo fence="true" stretchy="true">)</mo>
      </mrow>
      <mrow>
        <mo fence="true" stretchy="true">(</mo>
        <mrow>
          <mfrac>
            <mn>1</mn>
            <mrow>
              <mn>1</mn>
              <mo stretchy="false">−</mo>
              <mfrac>
                <mn>1</mn>
                <mn>11</mn>
              </mfrac>
            </mrow>
          </mfrac>
        </mrow>
        <mo fence="true" stretchy="true">)</mo>
      </mrow>
      <mrow>
        <mn>...</mn>
        <mo stretchy="false">=</mo>
        <mrow>
          <mfrac>
            <mn>1</mn>
            <mn>1</mn>
          </mfrac>
          <mo stretchy="false">+</mo>
          <mfrac>
            <mn>1</mn>
            <mn>2</mn>
          </mfrac>
          <mo stretchy="false">+</mo>
          <mfrac>
            <mn>1</mn>
            <mn>3</mn>
          </mfrac>
          <mo stretchy="false">+</mo>
          <mfrac>
            <mn>1</mn>
            <mn>4</mn>
          </mfrac>
          <mo stretchy="false">+</mo>
          <mfrac>
            <mn>1</mn>
            <mn>5</mn>
          </mfrac>
          <mo stretchy="false">+</mo>
          <mfrac>
            <mn>1</mn>
            <mn>6</mn>
          </mfrac>
          <mo stretchy="false">+</mo>
          <mfrac>
            <mn>1</mn>
            <mn>7</mn>
          </mfrac>
          <mo stretchy="false">+</mo>
          <mfrac>
            <mn>1</mn>
            <mn>8</mn>
          </mfrac>
          <mo stretchy="false">+</mo>
          <mn>..</mn>
        </mrow>
      </mrow>
      <mi>.</mi>
    </mrow>
    <annotation encoding="StarMath 5.0">left(1over{1-1over2} right)left(1over{1-1over3} right)left(1over{1-1over5} right)left(1over{1-1over7} right)left(1over{1-1over11} right)...=1over1+1over2+1over3+1over4+1over5+1over6+1over7+1over8+...</annotation>
  </semantics>
</math>
</file>

<file path=Object 10/content.xml><?xml version="1.0" encoding="utf-8"?>
<math xmlns="http://www.w3.org/1998/Math/MathML" display="block">
  <semantics>
    <mrow>
      <mrow>
        <mrow>
          <munder>
            <mo stretchy="false">∑</mo>
            <mi mathvariant="italic">primes</mi>
          </munder>
          <mrow>
            <mo fence="true" stretchy="true">(</mo>
            <mrow>
              <mrow>
                <mfrac>
                  <mn>1</mn>
                  <mi>p</mi>
                </mfrac>
                <mo stretchy="false">+</mo>
                <mfrac>
                  <mn>1</mn>
                  <mrow>
                    <mn>2</mn>
                    <msup>
                      <mi>p</mi>
                      <mn>2</mn>
                    </msup>
                  </mrow>
                </mfrac>
                <mo stretchy="false">+</mo>
                <mfrac>
                  <mn>1</mn>
                  <mrow>
                    <mn>3</mn>
                    <msup>
                      <mi>p</mi>
                      <mn>3</mn>
                    </msup>
                  </mrow>
                </mfrac>
                <mo stretchy="false">+</mo>
                <mfrac>
                  <mn>1</mn>
                  <mrow>
                    <mn>4</mn>
                    <msup>
                      <mi>p</mi>
                      <mn>4</mn>
                    </msup>
                  </mrow>
                </mfrac>
                <mo stretchy="false">+</mo>
                <mn>...</mn>
              </mrow>
            </mrow>
            <mo fence="true" stretchy="true">)</mo>
          </mrow>
        </mrow>
        <mo stretchy="false">=</mo>
        <mi>ln</mi>
      </mrow>
      <mrow>
        <munderover>
          <mo stretchy="false">∑</mo>
          <mn>1</mn>
          <mi>∞</mi>
        </munderover>
        <mfrac>
          <mn>1</mn>
          <mi>n</mi>
        </mfrac>
      </mrow>
    </mrow>
    <annotation encoding="StarMath 5.0">sum from{primes} left({1over p}+1over{2p^2}+1over{3p^3}+1over{4p^4}+... right)=ln  sum from{1} to{∞}{ 1 over n }</annotation>
  </semantics>
</math>
</file>

<file path=Object 11/content.xml><?xml version="1.0" encoding="utf-8"?>
<math xmlns="http://www.w3.org/1998/Math/MathML" display="block">
  <semantics>
    <mrow>
      <mrow>
        <mrow>
          <mrow>
            <munder>
              <mo stretchy="false">∑</mo>
              <mi mathvariant="italic">primes</mi>
            </munder>
            <mfrac>
              <mn>1</mn>
              <mi>p</mi>
            </mfrac>
          </mrow>
          <mo stretchy="false">+</mo>
          <mrow>
            <munder>
              <mo stretchy="false">∑</mo>
              <mi mathvariant="italic">primes</mi>
            </munder>
            <mrow>
              <mo fence="true" stretchy="true">(</mo>
              <mrow>
                <mrow>
                  <mfrac>
                    <mn>1</mn>
                    <mrow>
                      <mn>2</mn>
                      <msup>
                        <mi>p</mi>
                        <mn>2</mn>
                      </msup>
                    </mrow>
                  </mfrac>
                  <mo stretchy="false">+</mo>
                  <mfrac>
                    <mn>1</mn>
                    <mrow>
                      <mn>3</mn>
                      <msup>
                        <mi>p</mi>
                        <mn>3</mn>
                      </msup>
                    </mrow>
                  </mfrac>
                  <mo stretchy="false">+</mo>
                  <mfrac>
                    <mn>1</mn>
                    <mrow>
                      <mn>4</mn>
                      <msup>
                        <mi>p</mi>
                        <mn>4</mn>
                      </msup>
                    </mrow>
                  </mfrac>
                  <mo stretchy="false">+</mo>
                  <mn>...</mn>
                </mrow>
              </mrow>
              <mo fence="true" stretchy="true">)</mo>
            </mrow>
          </mrow>
        </mrow>
        <mo stretchy="false">=</mo>
        <mi>ln</mi>
      </mrow>
      <mrow>
        <munderover>
          <mo stretchy="false">∑</mo>
          <mn>1</mn>
          <mi>∞</mi>
        </munderover>
        <mfrac>
          <mn>1</mn>
          <mi>n</mi>
        </mfrac>
      </mrow>
    </mrow>
    <annotation encoding="StarMath 5.0">sum from{primes}{1over p}+sum from{primes} left( {1over{2p^2}+1over{3p^3}+1over{4p^4}+...} right)=ln sum from{1} to{∞}{ 1 over n }</annotation>
  </semantics>
</math>
</file>

<file path=Object 12/content.xml><?xml version="1.0" encoding="utf-8"?>
<math xmlns="http://www.w3.org/1998/Math/MathML" display="block">
  <semantics>
    <mrow>
      <mrow>
        <mrow>
          <mrow>
            <munder>
              <mo stretchy="false">∑</mo>
              <mi mathvariant="italic">primes</mi>
            </munder>
            <mfrac>
              <mn>1</mn>
              <mi>p</mi>
            </mfrac>
          </mrow>
          <mo stretchy="false">+</mo>
          <mrow>
            <munder>
              <mo stretchy="false">∑</mo>
              <mi mathvariant="italic">primes</mi>
            </munder>
            <mrow>
              <mo fence="true" stretchy="true">(</mo>
              <mrow>
                <mrow>
                  <mfrac>
                    <mn>1</mn>
                    <mrow>
                      <mn>2</mn>
                      <msup>
                        <mi>p</mi>
                        <mn>2</mn>
                      </msup>
                    </mrow>
                  </mfrac>
                  <mo stretchy="false">+</mo>
                  <mfrac>
                    <mn>1</mn>
                    <mrow>
                      <mn>3</mn>
                      <msup>
                        <mi>p</mi>
                        <mn>3</mn>
                      </msup>
                    </mrow>
                  </mfrac>
                  <mo stretchy="false">+</mo>
                  <mfrac>
                    <mn>1</mn>
                    <mrow>
                      <mn>4</mn>
                      <msup>
                        <mi>p</mi>
                        <mn>4</mn>
                      </msup>
                    </mrow>
                  </mfrac>
                  <mo stretchy="false">+</mo>
                  <mn>...</mn>
                </mrow>
              </mrow>
              <mo fence="true" stretchy="true">)</mo>
            </mrow>
          </mrow>
        </mrow>
        <mo stretchy="false">=</mo>
        <mi>ln</mi>
      </mrow>
      <mrow>
        <munderover>
          <mo stretchy="false">∑</mo>
          <mn>1</mn>
          <mi>∞</mi>
        </munderover>
        <mfrac>
          <mn>1</mn>
          <mi>n</mi>
        </mfrac>
      </mrow>
    </mrow>
    <annotation encoding="StarMath 5.0">sum from{primes}{1over p}+sum from{primes} left( {1over{2p^2}+1over{3p^3}+1over{4p^4}+...} right)=ln sum from{1} to{∞}{ 1 over n }</annotation>
  </semantics>
</math>
</file>

<file path=Object 13/content.xml><?xml version="1.0" encoding="utf-8"?>
<math xmlns="http://www.w3.org/1998/Math/MathML" display="block">
  <semantics>
    <mrow>
      <munder>
        <mo stretchy="false">∑</mo>
        <mi mathvariant="italic">primes</mi>
      </munder>
      <mrow>
        <mo fence="true" stretchy="true">(</mo>
        <mrow>
          <mrow>
            <mfrac>
              <mn>1</mn>
              <mrow>
                <mn>2</mn>
                <msup>
                  <mi>p</mi>
                  <mn>2</mn>
                </msup>
              </mrow>
            </mfrac>
            <mo stretchy="false">+</mo>
            <mfrac>
              <mn>1</mn>
              <mrow>
                <mn>3</mn>
                <msup>
                  <mi>p</mi>
                  <mn>3</mn>
                </msup>
              </mrow>
            </mfrac>
            <mo stretchy="false">+</mo>
            <mfrac>
              <mn>1</mn>
              <mrow>
                <mn>4</mn>
                <msup>
                  <mi>p</mi>
                  <mn>4</mn>
                </msup>
              </mrow>
            </mfrac>
            <mo stretchy="false">+</mo>
            <mn>...</mn>
          </mrow>
        </mrow>
        <mo fence="true" stretchy="true">)</mo>
      </mrow>
    </mrow>
    <annotation encoding="StarMath 5.0">sum from{primes} left(1over{2p^2}+1over{3p^3}+1over{4p^4}+... right)</annotation>
  </semantics>
</math>
</file>

<file path=Object 14/content.xml><?xml version="1.0" encoding="utf-8"?>
<math xmlns="http://www.w3.org/1998/Math/MathML" display="block">
  <semantics>
    <mrow>
      <mi>x</mi>
      <mo stretchy="false">=</mo>
      <mrow>
        <mo stretchy="false">−</mo>
        <mfrac>
          <mn>1</mn>
          <mi>p</mi>
        </mfrac>
      </mrow>
    </mrow>
    <annotation encoding="StarMath 5.0"> x=-{1over p}</annotation>
  </semantics>
</math>
</file>

<file path=Object 15/content.xml><?xml version="1.0" encoding="utf-8"?>
<math xmlns="http://www.w3.org/1998/Math/MathML" display="block">
  <semantics>
    <mrow>
      <mrow>
        <mfrac>
          <mn>1</mn>
          <mrow>
            <mn>2</mn>
            <msup>
              <mi>p</mi>
              <mn>2</mn>
            </msup>
          </mrow>
        </mfrac>
        <mo stretchy="false">+</mo>
        <mfrac>
          <mn>1</mn>
          <mrow>
            <mn>3</mn>
            <msup>
              <mi>p</mi>
              <mn>3</mn>
            </msup>
          </mrow>
        </mfrac>
        <mo stretchy="false">+</mo>
        <mfrac>
          <mn>1</mn>
          <mrow>
            <mn>4</mn>
            <msup>
              <mi>p</mi>
              <mn>4</mn>
            </msup>
          </mrow>
        </mfrac>
        <mo stretchy="false">+</mo>
        <mn>...</mn>
      </mrow>
      <mo stretchy="false">&lt;</mo>
      <mrow>
        <mfrac>
          <mn>1</mn>
          <msup>
            <mi>p</mi>
            <mn>2</mn>
          </msup>
        </mfrac>
        <mo stretchy="false">+</mo>
        <mfrac>
          <mn>1</mn>
          <msup>
            <mi>p</mi>
            <mn>3</mn>
          </msup>
        </mfrac>
        <mo stretchy="false">+</mo>
        <mfrac>
          <mn>1</mn>
          <msup>
            <mi>p</mi>
            <mn>4</mn>
          </msup>
        </mfrac>
        <mo stretchy="false">+</mo>
        <mn>...</mn>
      </mrow>
      <mo stretchy="false">=</mo>
      <mfrac>
        <mrow>
          <mo fence="true" stretchy="true">(</mo>
          <mrow>
            <mfrac>
              <mn>1</mn>
              <msup>
                <mi>p</mi>
                <mn>2</mn>
              </msup>
            </mfrac>
          </mrow>
          <mo fence="true" stretchy="true">)</mo>
        </mrow>
        <mrow>
          <mo fence="true" stretchy="true">(</mo>
          <mrow>
            <mrow>
              <mn>1</mn>
              <mo stretchy="false">−</mo>
              <mfrac>
                <mn>1</mn>
                <mi>p</mi>
              </mfrac>
            </mrow>
          </mrow>
          <mo fence="true" stretchy="true">)</mo>
        </mrow>
      </mfrac>
      <mo stretchy="false">=</mo>
      <mn>...</mn>
      <mo stretchy="false">=</mo>
      <mrow>
        <mfrac>
          <mn>1</mn>
          <mrow>
            <mi>p</mi>
            <mo stretchy="false">−</mo>
            <mn>1</mn>
          </mrow>
        </mfrac>
        <mo stretchy="false">−</mo>
        <mfrac>
          <mn>1</mn>
          <mi>p</mi>
        </mfrac>
      </mrow>
    </mrow>
    <annotation encoding="StarMath 5.0">1over{2p^2}+1over{3p^3}+1over{4p^4}+...&lt;1over{p^2}+1over{p^3}+1over{p^4}+...= left({1over{p^2} } right) over left( { 1-1over p } right)=...=1over{ p-1}-1over p</annotation>
  </semantics>
</math>
</file>

<file path=Object 16/content.xml><?xml version="1.0" encoding="utf-8"?>
<math xmlns="http://www.w3.org/1998/Math/MathML" display="block">
  <semantics>
    <mrow>
      <mrow>
        <munder>
          <mo stretchy="false">∑</mo>
          <mi mathvariant="italic">primes</mi>
        </munder>
        <mrow>
          <mo fence="true" stretchy="true">(</mo>
          <mrow>
            <mrow>
              <mfrac>
                <mn>1</mn>
                <mrow>
                  <mn>2</mn>
                  <msup>
                    <mi>p</mi>
                    <mn>2</mn>
                  </msup>
                </mrow>
              </mfrac>
              <mo stretchy="false">+</mo>
              <mfrac>
                <mn>1</mn>
                <mrow>
                  <mn>3</mn>
                  <msup>
                    <mi>p</mi>
                    <mn>3</mn>
                  </msup>
                </mrow>
              </mfrac>
              <mo stretchy="false">+</mo>
              <mfrac>
                <mn>1</mn>
                <mrow>
                  <mn>4</mn>
                  <msup>
                    <mi>p</mi>
                    <mn>4</mn>
                  </msup>
                </mrow>
              </mfrac>
              <mo stretchy="false">+</mo>
              <mn>...</mn>
            </mrow>
          </mrow>
          <mo fence="true" stretchy="true">)</mo>
        </mrow>
      </mrow>
      <mo stretchy="false">&lt;</mo>
      <mrow>
        <munder>
          <mo stretchy="false">∑</mo>
          <mi mathvariant="italic">primes</mi>
        </munder>
        <mrow>
          <mo fence="true" stretchy="true">(</mo>
          <mrow>
            <mrow>
              <mfrac>
                <mn>1</mn>
                <mrow>
                  <mi>p</mi>
                  <mo stretchy="false">−</mo>
                  <mn>1</mn>
                </mrow>
              </mfrac>
              <mo stretchy="false">−</mo>
              <mfrac>
                <mn>1</mn>
                <mi>p</mi>
              </mfrac>
            </mrow>
          </mrow>
          <mo fence="true" stretchy="true">)</mo>
        </mrow>
      </mrow>
      <mo stretchy="false">&lt;</mo>
      <mrow>
        <munderover>
          <mo stretchy="false">∑</mo>
          <mn>2</mn>
          <mi>∞</mi>
        </munderover>
        <mrow>
          <mo fence="true" stretchy="true">(</mo>
          <mrow>
            <mrow>
              <mfrac>
                <mn>1</mn>
                <mrow>
                  <mi>p</mi>
                  <mo stretchy="false">−</mo>
                  <mn>1</mn>
                </mrow>
              </mfrac>
              <mo stretchy="false">−</mo>
              <mfrac>
                <mn>1</mn>
                <mi>p</mi>
              </mfrac>
            </mrow>
          </mrow>
          <mo fence="true" stretchy="true">)</mo>
        </mrow>
      </mrow>
      <mo stretchy="false">=</mo>
      <mrow>
        <mrow>
          <mo fence="true" stretchy="true">(</mo>
          <mrow>
            <mrow>
              <mfrac>
                <mn>1</mn>
                <mn>1</mn>
              </mfrac>
              <mo stretchy="false">−</mo>
              <mfrac>
                <mn>1</mn>
                <mn>2</mn>
              </mfrac>
            </mrow>
          </mrow>
          <mo fence="true" stretchy="true">)</mo>
        </mrow>
        <mo stretchy="false">+</mo>
        <mrow>
          <mo fence="true" stretchy="true">(</mo>
          <mrow>
            <mrow>
              <mfrac>
                <mn>1</mn>
                <mn>2</mn>
              </mfrac>
              <mo stretchy="false">−</mo>
              <mfrac>
                <mn>1</mn>
                <mn>3</mn>
              </mfrac>
            </mrow>
          </mrow>
          <mo fence="true" stretchy="true">)</mo>
        </mrow>
        <mo stretchy="false">+</mo>
        <mrow>
          <mo fence="true" stretchy="true">(</mo>
          <mrow>
            <mrow>
              <mfrac>
                <mn>1</mn>
                <mn>3</mn>
              </mfrac>
              <mo stretchy="false">−</mo>
              <mfrac>
                <mn>1</mn>
                <mn>4</mn>
              </mfrac>
            </mrow>
          </mrow>
          <mo fence="true" stretchy="true">)</mo>
        </mrow>
      </mrow>
      <mo stretchy="false">=</mo>
      <mn>...</mn>
      <mo stretchy="false">=</mo>
      <mn>1</mn>
    </mrow>
    <annotation encoding="StarMath 5.0">sum from{primes} left(1over{2p^2}+1over{3p^3}+1over{4p^4}+... right)&lt;sum from{primes} left( {1over{ p-1}-1over p} right)&lt;sum from{2} to{∞} left({1over{ p-1}-1over p} right)=left(1over1-1over2 right)+left(1over2-1over3 right)+left(1over3-1over4 right)=...=1</annotation>
  </semantics>
</math>
</file>

<file path=Object 17/content.xml><?xml version="1.0" encoding="utf-8"?>
<math xmlns="http://www.w3.org/1998/Math/MathML" display="block">
  <semantics>
    <mrow>
      <mrow>
        <mo stretchy="false">−</mo>
        <mi>ln</mi>
      </mrow>
      <mrow>
        <mrow>
          <mo fence="true" stretchy="true">(</mo>
          <mrow>
            <mrow>
              <mn>1</mn>
              <mo stretchy="false">−</mo>
              <mfrac>
                <mn>1</mn>
                <mi>p</mi>
              </mfrac>
            </mrow>
          </mrow>
          <mo fence="true" stretchy="true">)</mo>
        </mrow>
        <mo stretchy="false">=</mo>
        <mrow>
          <mfrac>
            <mn>1</mn>
            <mi>p</mi>
          </mfrac>
          <mo stretchy="false">+</mo>
          <mfrac>
            <mn>1</mn>
            <mrow>
              <mn>2</mn>
              <msup>
                <mi>p</mi>
                <mn>2</mn>
              </msup>
            </mrow>
          </mfrac>
          <mo stretchy="false">+</mo>
          <mfrac>
            <mn>1</mn>
            <mrow>
              <mn>3</mn>
              <msup>
                <mi>p</mi>
                <mn>3</mn>
              </msup>
            </mrow>
          </mfrac>
          <mo stretchy="false">+</mo>
          <mfrac>
            <mn>1</mn>
            <mrow>
              <mn>4</mn>
              <msup>
                <mi>p</mi>
                <mn>4</mn>
              </msup>
            </mrow>
          </mfrac>
          <mo stretchy="false">+</mo>
          <mn>..</mn>
        </mrow>
      </mrow>
      <mi>.</mi>
    </mrow>
    <annotation encoding="StarMath 5.0">-ln left(1-1over p right)={1over p}+1over{2p^2}+1over{3p^3}+1over{4p^4}+...</annotation>
  </semantics>
</math>
</file>

<file path=Object 18/content.xml><?xml version="1.0" encoding="utf-8"?>
<math xmlns="http://www.w3.org/1998/Math/MathML" display="block">
  <semantics>
    <mrow>
      <mi>ln</mi>
      <mrow>
        <munderover>
          <mo stretchy="false">∑</mo>
          <mn>1</mn>
          <mi>∞</mi>
        </munderover>
        <mfrac>
          <mn>1</mn>
          <mi>n</mi>
        </mfrac>
      </mrow>
    </mrow>
    <annotation encoding="StarMath 5.0">ln sum from{1} to{∞}{ 1 over n }</annotation>
  </semantics>
</math>
</file>

<file path=Object 2/content.xml><?xml version="1.0" encoding="utf-8"?>
<math xmlns="http://www.w3.org/1998/Math/MathML" display="block">
  <semantics>
    <mrow>
      <mrow>
        <mfrac>
          <mn>1</mn>
          <mn>2</mn>
        </mfrac>
        <mo stretchy="false">+</mo>
        <mfrac>
          <mn>1</mn>
          <mn>3</mn>
        </mfrac>
        <mo stretchy="false">+</mo>
        <mfrac>
          <mn>1</mn>
          <mn>5</mn>
        </mfrac>
        <mo stretchy="false">+</mo>
        <mfrac>
          <mn>1</mn>
          <mn>7</mn>
        </mfrac>
        <mo stretchy="false">+</mo>
        <mfrac>
          <mn>1</mn>
          <mn>11</mn>
        </mfrac>
        <mo stretchy="false">+</mo>
        <mfrac>
          <mn>1</mn>
          <mn>13</mn>
        </mfrac>
        <mo stretchy="false">+</mo>
        <mfrac>
          <mn>1</mn>
          <mn>17</mn>
        </mfrac>
        <mo stretchy="false">+</mo>
        <mfrac>
          <mn>1</mn>
          <mn>19</mn>
        </mfrac>
        <mo stretchy="false">+</mo>
        <mfrac>
          <mn>1</mn>
          <mn>23</mn>
        </mfrac>
        <mo stretchy="false">+</mo>
        <mn>..</mn>
      </mrow>
      <mi>.</mi>
    </mrow>
    <annotation encoding="StarMath 5.0">1over2+1over3+1over5+1over7+1over11+1over13+1over17+1over19+1over23+...</annotation>
  </semantics>
</math>
</file>

<file path=Object 20/content.xml><?xml version="1.0" encoding="utf-8"?>
<math xmlns="http://www.w3.org/1998/Math/MathML" display="block">
  <semantics>
    <mrow>
      <munder>
        <mo stretchy="false">∑</mo>
        <mi mathvariant="italic">primes</mi>
      </munder>
      <mrow>
        <mo fence="true" stretchy="true">(</mo>
        <mrow>
          <mrow>
            <mfrac>
              <mn>1</mn>
              <mrow>
                <mn>2</mn>
                <msup>
                  <mi>p</mi>
                  <mn>2</mn>
                </msup>
              </mrow>
            </mfrac>
            <mo stretchy="false">+</mo>
            <mfrac>
              <mn>1</mn>
              <mrow>
                <mn>3</mn>
                <msup>
                  <mi>p</mi>
                  <mn>3</mn>
                </msup>
              </mrow>
            </mfrac>
            <mo stretchy="false">+</mo>
            <mfrac>
              <mn>1</mn>
              <mrow>
                <mn>4</mn>
                <msup>
                  <mi>p</mi>
                  <mn>4</mn>
                </msup>
              </mrow>
            </mfrac>
            <mo stretchy="false">+</mo>
            <mn>...</mn>
          </mrow>
        </mrow>
        <mo fence="true" stretchy="true">)</mo>
      </mrow>
    </mrow>
    <annotation encoding="StarMath 5.0">sum from{primes} left( {1over{2p^2}+1over{3p^3}+1over{4p^4}+...} right)</annotation>
  </semantics>
</math>
</file>

<file path=Object 21/content.xml><?xml version="1.0" encoding="utf-8"?>
<math xmlns="http://www.w3.org/1998/Math/MathML" display="block">
  <semantics>
    <mrow>
      <munder>
        <mo stretchy="false">∑</mo>
        <mi mathvariant="italic">primes</mi>
      </munder>
      <mfrac>
        <mn>1</mn>
        <mi>p</mi>
      </mfrac>
    </mrow>
    <annotation encoding="StarMath 5.0">sum from{primes}{1over p}</annotation>
  </semantics>
</math>
</file>

<file path=Object 3/content.xml><?xml version="1.0" encoding="utf-8"?>
<math xmlns="http://www.w3.org/1998/Math/MathML" display="block">
  <semantics>
    <mrow>
      <mi>ln</mi>
      <mrow>
        <mrow>
          <mo fence="true" stretchy="true">(</mo>
          <mrow>
            <mfrac>
              <mn>1</mn>
              <mrow>
                <mn>1</mn>
                <mo stretchy="false">−</mo>
                <mfrac>
                  <mn>1</mn>
                  <mn>2</mn>
                </mfrac>
              </mrow>
            </mfrac>
          </mrow>
          <mo fence="true" stretchy="true">)</mo>
        </mrow>
        <mo stretchy="false">+</mo>
        <mi>ln</mi>
      </mrow>
      <mrow>
        <mrow>
          <mo fence="true" stretchy="true">(</mo>
          <mrow>
            <mfrac>
              <mn>1</mn>
              <mrow>
                <mn>1</mn>
                <mo stretchy="false">−</mo>
                <mfrac>
                  <mn>1</mn>
                  <mn>3</mn>
                </mfrac>
              </mrow>
            </mfrac>
          </mrow>
          <mo fence="true" stretchy="true">)</mo>
        </mrow>
        <mo stretchy="false">+</mo>
        <mi>ln</mi>
      </mrow>
      <mrow>
        <mrow>
          <mo fence="true" stretchy="true">(</mo>
          <mrow>
            <mfrac>
              <mn>1</mn>
              <mrow>
                <mn>1</mn>
                <mo stretchy="false">−</mo>
                <mfrac>
                  <mn>1</mn>
                  <mn>5</mn>
                </mfrac>
              </mrow>
            </mfrac>
          </mrow>
          <mo fence="true" stretchy="true">)</mo>
        </mrow>
        <mo stretchy="false">+</mo>
        <mi>ln</mi>
      </mrow>
      <mrow>
        <mrow>
          <mrow>
            <mo fence="true" stretchy="true">(</mo>
            <mrow>
              <mfrac>
                <mn>1</mn>
                <mrow>
                  <mn>1</mn>
                  <mo stretchy="false">−</mo>
                  <mfrac>
                    <mn>1</mn>
                    <mn>7</mn>
                  </mfrac>
                </mrow>
              </mfrac>
            </mrow>
            <mo fence="true" stretchy="true">)</mo>
          </mrow>
          <mo stretchy="false">+</mo>
          <mn>...</mn>
        </mrow>
        <mo stretchy="false">=</mo>
        <mi>ln</mi>
      </mrow>
      <mrow>
        <mo fence="true" stretchy="true">(</mo>
        <mrow>
          <mrow>
            <mfrac>
              <mn>1</mn>
              <mn>1</mn>
            </mfrac>
            <mo stretchy="false">+</mo>
            <mfrac>
              <mn>1</mn>
              <mn>2</mn>
            </mfrac>
            <mo stretchy="false">+</mo>
            <mfrac>
              <mn>1</mn>
              <mn>3</mn>
            </mfrac>
            <mo stretchy="false">+</mo>
            <mfrac>
              <mn>1</mn>
              <mn>4</mn>
            </mfrac>
            <mo stretchy="false">+</mo>
            <mfrac>
              <mn>1</mn>
              <mn>5</mn>
            </mfrac>
            <mo stretchy="false">+</mo>
            <mfrac>
              <mn>1</mn>
              <mn>6</mn>
            </mfrac>
            <mo stretchy="false">+</mo>
            <mfrac>
              <mn>1</mn>
              <mn>7</mn>
            </mfrac>
            <mo stretchy="false">+</mo>
            <mn>...</mn>
          </mrow>
        </mrow>
        <mo fence="true" stretchy="true">)</mo>
      </mrow>
    </mrow>
    <annotation encoding="StarMath 5.0">ln left(1over{1-1over2} right)+ln left(1over{1-1over3} right)+ln left(1over{1-1over5} right)+ln left(1over{1-1over7} right)+...=ln left(1over1+1over2+1over3+1over4+1over5+1over6+1over7+...right)</annotation>
  </semantics>
</math>
</file>

<file path=Object 4/content.xml><?xml version="1.0" encoding="utf-8"?>
<math xmlns="http://www.w3.org/1998/Math/MathML" display="block">
  <semantics>
    <mrow>
      <mrow>
        <munder>
          <mo stretchy="false">∑</mo>
          <mi mathvariant="italic">primes</mi>
        </munder>
        <mi>ln</mi>
      </mrow>
      <mrow>
        <mrow>
          <mo fence="true" stretchy="true">(</mo>
          <mrow>
            <mfrac>
              <mn>1</mn>
              <mrow>
                <mn>1</mn>
                <mo stretchy="false">−</mo>
                <mfrac>
                  <mn>1</mn>
                  <mi>p</mi>
                </mfrac>
              </mrow>
            </mfrac>
          </mrow>
          <mo fence="true" stretchy="true">)</mo>
        </mrow>
        <mo stretchy="false">=</mo>
        <mi>ln</mi>
      </mrow>
      <mrow>
        <munderover>
          <mo stretchy="false">∑</mo>
          <mn>1</mn>
          <mi>∞</mi>
        </munderover>
        <mfrac>
          <mn>1</mn>
          <mi>n</mi>
        </mfrac>
      </mrow>
    </mrow>
    <annotation encoding="StarMath 5.0">sum from{primes} ln left( 1 over {1-1over p}right )=ln  sum from{1} to{∞}{ 1 over n }</annotation>
  </semantics>
</math>
</file>

<file path=Object 5/content.xml><?xml version="1.0" encoding="utf-8"?>
<math xmlns="http://www.w3.org/1998/Math/MathML" display="block">
  <semantics>
    <mrow>
      <mrow>
        <mo fence="true" stretchy="true">(</mo>
        <mrow>
          <mfrac>
            <mn>1</mn>
            <mrow>
              <mn>1</mn>
              <mo stretchy="false">−</mo>
              <mfrac>
                <mn>1</mn>
                <mi>p</mi>
              </mfrac>
            </mrow>
          </mfrac>
        </mrow>
        <mo fence="true" stretchy="true">)</mo>
      </mrow>
      <mo stretchy="false">=</mo>
      <msup>
        <mrow>
          <mo fence="true" stretchy="true">(</mo>
          <mrow>
            <mrow>
              <mn>1</mn>
              <mo stretchy="false">−</mo>
              <mfrac>
                <mn>1</mn>
                <mi>p</mi>
              </mfrac>
            </mrow>
          </mrow>
          <mo fence="true" stretchy="true">)</mo>
        </mrow>
        <mrow>
          <mo stretchy="false">−</mo>
          <mn>1</mn>
        </mrow>
      </msup>
    </mrow>
    <annotation encoding="StarMath 5.0">left( 1over{1-1over p} right)=left(1-1over p right)^-1</annotation>
  </semantics>
</math>
</file>

<file path=Object 6/content.xml><?xml version="1.0" encoding="utf-8"?>
<math xmlns="http://www.w3.org/1998/Math/MathML" display="block">
  <semantics>
    <mrow>
      <mi>ln</mi>
      <mrow>
        <mrow>
          <mo fence="true" stretchy="true">(</mo>
          <mrow>
            <mfrac>
              <mn>1</mn>
              <mrow>
                <mn>1</mn>
                <mo stretchy="false">−</mo>
                <mfrac>
                  <mn>1</mn>
                  <mi>p</mi>
                </mfrac>
              </mrow>
            </mfrac>
          </mrow>
          <mo fence="true" stretchy="true">)</mo>
        </mrow>
        <mo stretchy="false">=</mo>
        <mrow>
          <mo stretchy="false">−</mo>
          <mi>ln</mi>
        </mrow>
      </mrow>
      <mrow>
        <mo fence="true" stretchy="true">(</mo>
        <mrow>
          <mrow>
            <mn>1</mn>
            <mo stretchy="false">−</mo>
            <mfrac>
              <mn>1</mn>
              <mi>p</mi>
            </mfrac>
          </mrow>
        </mrow>
        <mo fence="true" stretchy="true">)</mo>
      </mrow>
    </mrow>
    <annotation encoding="StarMath 5.0"> ln left(1over  {1-1over p} right)=-ln left(1-1over p right)</annotation>
  </semantics>
</math>
</file>

<file path=Object 7/content.xml><?xml version="1.0" encoding="utf-8"?>
<math xmlns="http://www.w3.org/1998/Math/MathML" display="block">
  <semantics>
    <mrow>
      <mrow>
        <mrow>
          <munder>
            <mo stretchy="false">∑</mo>
            <mi mathvariant="italic">primes</mi>
          </munder>
          <mrow>
            <mrow>
              <mo stretchy="false">−</mo>
              <mi>ln</mi>
            </mrow>
            <mrow>
              <mo fence="true" stretchy="true">(</mo>
              <mrow>
                <mrow>
                  <mn>1</mn>
                  <mo stretchy="false">−</mo>
                  <mfrac>
                    <mn>1</mn>
                    <mi>p</mi>
                  </mfrac>
                </mrow>
              </mrow>
              <mo fence="true" stretchy="true">)</mo>
            </mrow>
          </mrow>
        </mrow>
        <mo stretchy="false">=</mo>
        <mi>ln</mi>
      </mrow>
      <mrow>
        <munderover>
          <mo stretchy="false">∑</mo>
          <mn>1</mn>
          <mi>∞</mi>
        </munderover>
        <mfrac>
          <mn>1</mn>
          <mi>n</mi>
        </mfrac>
      </mrow>
    </mrow>
    <annotation encoding="StarMath 5.0">sum from{primes} {-ln left(1- {1over p}right )}=ln  sum from{1} to{∞}{ 1 over n }</annotation>
  </semantics>
</math>
</file>

<file path=Object 8/content.xml><?xml version="1.0" encoding="utf-8"?>
<math xmlns="http://www.w3.org/1998/Math/MathML" display="block">
  <semantics>
    <mrow>
      <mi>ln</mi>
      <mrow>
        <mrow>
          <mo fence="true" stretchy="false">(</mo>
          <mrow>
            <mrow>
              <mn>1</mn>
              <mo stretchy="false">+</mo>
              <mi>x</mi>
            </mrow>
          </mrow>
          <mo fence="true" stretchy="false">)</mo>
        </mrow>
        <mo stretchy="false">=</mo>
        <mrow>
          <mi>x</mi>
          <mo stretchy="false">−</mo>
          <mfrac>
            <mn>1</mn>
            <mn>2</mn>
          </mfrac>
        </mrow>
      </mrow>
      <mrow>
        <msup>
          <mi>x</mi>
          <mn>2</mn>
        </msup>
        <mo stretchy="false">+</mo>
        <mfrac>
          <mn>1</mn>
          <mn>3</mn>
        </mfrac>
      </mrow>
      <mrow>
        <msup>
          <mi>x</mi>
          <mn>3</mn>
        </msup>
        <mo stretchy="false">−</mo>
        <mfrac>
          <mn>1</mn>
          <mn>4</mn>
        </mfrac>
      </mrow>
      <mrow>
        <msup>
          <mi>x</mi>
          <mn>4</mn>
        </msup>
        <mo stretchy="false">+</mo>
        <mn>..</mn>
      </mrow>
      <mi>.</mi>
    </mrow>
    <annotation encoding="StarMath 5.0">ln(1+x)=x-1over2x^2+1over3x^3-1over4x^4+...</annotation>
  </semantics>
</math>
</file>

<file path=Object 9/content.xml><?xml version="1.0" encoding="utf-8"?>
<math xmlns="http://www.w3.org/1998/Math/MathML" display="block">
  <semantics>
    <mrow>
      <mi>ln</mi>
      <mrow>
        <mrow>
          <mo fence="true" stretchy="true">(</mo>
          <mrow>
            <mrow>
              <mn>1</mn>
              <mo stretchy="false">−</mo>
              <mfrac>
                <mn>1</mn>
                <mi>p</mi>
              </mfrac>
            </mrow>
          </mrow>
          <mo fence="true" stretchy="true">)</mo>
        </mrow>
        <mo stretchy="false">=</mo>
        <mrow>
          <mrow>
            <mo stretchy="false">−</mo>
            <mfrac>
              <mn>1</mn>
              <mi>p</mi>
            </mfrac>
          </mrow>
          <mo stretchy="false">−</mo>
          <mfrac>
            <mn>1</mn>
            <mrow>
              <mn>2</mn>
              <msup>
                <mi>p</mi>
                <mn>2</mn>
              </msup>
            </mrow>
          </mfrac>
          <mo stretchy="false">−</mo>
          <mfrac>
            <mn>1</mn>
            <mrow>
              <mn>3</mn>
              <msup>
                <mi>p</mi>
                <mn>3</mn>
              </msup>
            </mrow>
          </mfrac>
          <mo stretchy="false">−</mo>
          <mfrac>
            <mn>1</mn>
            <mrow>
              <mn>4</mn>
              <msup>
                <mi>p</mi>
                <mn>4</mn>
              </msup>
            </mrow>
          </mfrac>
          <mo stretchy="false">−</mo>
          <mn>..</mn>
        </mrow>
      </mrow>
      <mi>.</mi>
    </mrow>
    <annotation encoding="StarMath 5.0">ln left(1-1over p right)=-{1over p}-1over{2p^2}-1over{3p^3}-1over{4p^4}-...</annotation>
  </semantics>
</math>
</file>